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Manager.getImage( ImageInfo info , ImageFlavor flavor ,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ImageManager( Im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getImage( ImageInfo info , ImageFlavor flavor , Map hints , ImageSessionContext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ageManager.getImageInfo( String uri , ImageSessionContext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Manager.getImage( ImageInfo info , ImageFlavor [ ] flavors , Map hints , ImageSessionContext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Manager.preloadImage( String uri , Source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Manager.getIm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convertImage( Image image , ImageFlavor [ ] flavors , Map hi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ageManager.getPipelin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preloadImage( String uri ,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Manager.getImage( ImageInfo info , ImageFlavor [ ] flavors ,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convertImage( Image image , ImageFlavor [ ] flav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nager.choosePipeline( ImageProviderPipeline [ ] candida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